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msicle:And there was NO OUTSIDE.<text:line-break/>cupcake: WHAAT?<text:line-break/>creamsicle: shuuuushshhh!! I'm trying to tell the story!!!<text:line-break/>cupcake: sowwy.<text:line-break/>creamsicle: Anyways.<text:line-break/>Back in ancient times, there was no outside. You look out a window, and there nothing!</text:p>
      <text:p text:style-name="Standard">But wandering the ancient plains of the house, was an AMAZING CATGIRL HERO GIRL.<text:line-break/>LCG happy "offscreen left":<text:line-break/>LCG appear left: I'm a tough catgirl heroine! Meow!<text:line-break/>I am a famous adventurer!</text:p>
      <text:p text:style-name="Standard">I defeated countless cardboard boxes!</text:p>
      <text:p text:style-name="Standard">I beat up the Vacuum Cleaner!<text:line-break/>LCG excited: I even caught and eated all the chickens in the house, while shouting my battle cry, MEOW!<text:line-break/>happy: but...<text:line-break/>sad: I'm lonely. I want pets, from a big handsome boy. And I don't have an outside to go play in.<text:line-break/>excited: and I wanna go outside and eat birbs!<text:line-break/>sad: but there isn't a world in my window.</text:p>
      <text:p text:style-name="Standard">LCG happy: And I LOVE MAKING A NEW WORLD!</text:p>
      <text:p text:style-name="Standard">happy: I just go to the window, and I tak tak tak on the warm bed! And then there's a world in the window!</text:p>
      <text:p text:style-name="Standard">LCG Sad: But I don't have time to do that, I'm so busy with work! </text:p>
      <text:p text:style-name="Standard">LCG Happy: Making the big bucks, pushing the stick, and going tak-tak-tak and talk talk talk.<text:line-break/>LCG sigh: Sigh. There's nobody here to pet me, and there's no outside to go play in. What a shame, meow.<text:line-break/>LCG sad:<text:line-break/>cupcake: that's so sad!<text:line-break/>creamsicle: Don't worry, a long long time later, (like five minutes) she met daddy!<text:line-break/>HSP happy "offscreen right":<text:line-break/>HSP right: Oh my, hello! Mrs. Catgirl, would you happen to be a resident of this planet?<text:line-break/>LCG excited: uh... UH... AH!<text:line-break/>(Oh. My. God. He is. SO... HOT.)<text:line-break/>creamsicle: He was a HANDSOME PRINCE, from SPACE!<text:line-break/>LCG happy: Why yes, I am a resident of this planet.<text:line-break/>HSP: Splendid!</text:p>
      <text:p text:style-name="Standard">I noticed that you don't have an outside. I would be happy to make one for you.</text:p>
      <text:p text:style-name="Standard">LCG: I... also noticed I don't have an outside. My window is a little lacking right now.</text:p>
      <text:p text:style-name="Standard">HSP: Would you like me to make a cute little world in the window for you? You look like you could use a big and green world full of birds to chase.</text:p>
      <text:p text:style-name="Standard">LCG: A-actually I was going to do that later myself.</text:p>
      <text:p text:style-name="Standard">LCG sad: but uh, I, kinda, uh...<text:line-break/>HSP surprised: ...</text:p>
      <text:p text:style-name="Standard">happy: Ah, having trouble finding time? No worries, maybe we can split the work! we all have trouble when we get started.</text:p>
      <text:p text:style-name="Standard">Anyways, I'm here to help, so, any requests?<text:line-break/>LCG angry: You think I can't do it? Don't you?!?</text:p>
      <text:p text:style-name="Standard">HSP surprised: ...<text:line-break/>LCG: I CAN! I HAVE DONE IT LOTS OF TIMES BUT I'M BUSY! I DON'T HAVE TIME!</text:p>
      <text:p text:style-name="Standard">LCG sigh: ... and I don't have time, I'm too busy pushing sticks and being a hard working cat.</text:p>
      <text:p text:style-name="Standard"><text:soft-page-break/>LCG unhappy: and... and... </text:p>
      <text:p text:style-name="Standard">... nevermind.<text:line-break/>HSP: ... I see.<text:line-break/>happy: I see. Hey, I'm really sorry I implied you couldn't do it. </text:p>
      <text:p text:style-name="Standard">To be honest, I eagerly want to create a world too... I was just really eager to work with you. </text:p>
      <text:p text:style-name="Standard">I've travelled a million light-years, and I've made lots of things.</text:p>
      <text:p text:style-name="Standard">But they were only things for me, and they didn't make me happy.</text:p>
      <text:p text:style-name="Standard">So I want to find someone to make happy with what I make.</text:p>
      <text:p text:style-name="Standard">Blush: And when I look at you, I see someone I want to help.</text:p>
      <text:p text:style-name="Standard">Someone I want to make happy, with all the things I can do.</text:p>
      <text:p text:style-name="Standard">...and since we both like to make worlds, W-would you like to make one with me?<text:line-break/>LCG blush: ... you asking me to make a new world with me?</text:p>
      <text:p text:style-name="Standard">HSP blush: ...yes! Mrs. Catgirl, I would love to help you and work with you.<text:line-break/>HSP love: and make a new world just for us.<text:line-break/>LCG love: <text:s/>Yes! A million times yes! </text:p>
      <text:p text:style-name="Standard">LCG happy: And also, heh, its Ms. Catgirl. I'm not married.<text:line-break/>HSP surprised: ... Oh my.</text:p>
      <text:p text:style-name="Standard">HSP blush: If you may forgive my forwardness, I must confess, Miss Catgirl, that you are very cute.</text:p>
      <text:p text:style-name="Standard">May I pet you?</text:p>
      <text:p text:style-name="Standard">LCG blush: D-do you want to pet me?</text:p>
      <text:p text:style-name="Standard">HSP love: yes. I would love to pet you.</text:p>
      <text:p text:style-name="Standard">LCG sad: ... ahhhh, sniff I-I would like that, meow. <text:line-break/>LCG blush: You're really cute too. meow.</text:p>
      <text:p text:style-name="Standard">HSP blush: Thank you.</text:p>
      <text:p text:style-name="Standard">I would love to be your partner in making a new world, and pet you forever.</text:p>
      <text:p text:style-name="Standard">Would you become a princess and be with me forever?</text:p>
      <text:p text:style-name="Standard">LCG blush: Going on adventures?</text:p>
      <text:p text:style-name="Standard">HSP love: you bet.<text:line-break/>LCG love: LETS DO IT!!!</text:p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02-14T18:06:10.34</dc:date>
    <dc:creator>Melissa Davidson</dc:creator>
    <meta:generator>OpenOffice/4.1.3$Win32 OpenOffice.org_project/413m1$Build-9783</meta:generator>
    <meta:editing-duration>PT1H17M44S</meta:editing-duration>
    <meta:editing-cycles>21</meta:editing-cycles>
    <meta:document-statistic meta:table-count="0" meta:image-count="0" meta:object-count="0" meta:page-count="2" meta:paragraph-count="39" meta:word-count="746" meta:character-count="3844"/>
  </office:meta>
</office:document-meta>
</file>